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79749" officeooo:paragraph-rsid="00179749"/>
    </style:style>
    <style:style style:name="P2" style:family="paragraph" style:parent-style-name="Standard">
      <style:text-properties fo:font-weight="bold" officeooo:rsid="00179749" officeooo:paragraph-rsid="00179749" style:font-weight-asian="bold" style:font-weight-complex="bold"/>
    </style:style>
    <style:style style:name="P3" style:family="paragraph" style:parent-style-name="Standard">
      <style:text-properties fo:font-weight="bold" officeooo:paragraph-rsid="00179749" style:font-weight-asian="bold" style:font-weight-complex="bold"/>
    </style:style>
    <style:style style:name="P4" style:family="paragraph" style:parent-style-name="Standard">
      <style:text-properties fo:font-weight="bold" officeooo:rsid="0019b72b" officeooo:paragraph-rsid="0019b72b" style:font-weight-asian="bold" style:font-weight-complex="bold"/>
    </style:style>
    <style:style style:name="P5" style:family="paragraph" style:parent-style-name="Standard">
      <style:text-properties fo:language="es" fo:country="ES" officeooo:rsid="00179749" officeooo:paragraph-rsid="00251703"/>
    </style:style>
    <style:style style:name="P6" style:family="paragraph" style:parent-style-name="Standard">
      <style:text-properties fo:font-style="italic" officeooo:rsid="001f1264" officeooo:paragraph-rsid="001ae98b" style:font-style-asian="italic" style:font-style-complex="italic"/>
    </style:style>
    <style:style style:name="P7" style:family="paragraph" style:parent-style-name="Standard">
      <style:text-properties fo:font-style="italic" officeooo:rsid="001f1264" officeooo:paragraph-rsid="003266d9" style:font-style-asian="italic" style:font-style-complex="italic"/>
    </style:style>
    <style:style style:name="P8" style:family="paragraph" style:parent-style-name="Preformatted_20_Text">
      <style:text-properties officeooo:rsid="0019b72b" officeooo:paragraph-rsid="0019b72b"/>
    </style:style>
    <style:style style:name="P9" style:family="paragraph" style:parent-style-name="Preformatted_20_Text">
      <style:text-properties officeooo:rsid="002c2a05" officeooo:paragraph-rsid="002c2a05"/>
    </style:style>
    <style:style style:name="P10" style:family="paragraph" style:parent-style-name="Text_20_body">
      <style:text-properties fo:font-weight="bold" officeooo:rsid="0019b72b" officeooo:paragraph-rsid="0019b72b" style:font-weight-asian="bold" style:font-weight-complex="bold"/>
    </style:style>
    <style:style style:name="P11" style:family="paragraph" style:parent-style-name="Standard" style:list-style-name="L1">
      <style:text-properties officeooo:paragraph-rsid="00179749"/>
    </style:style>
    <style:style style:name="P12" style:family="paragraph" style:parent-style-name="Standard" style:list-style-name="L1">
      <style:text-properties fo:font-weight="bold" officeooo:rsid="00179749" officeooo:paragraph-rsid="00179749" style:font-weight-asian="bold" style:font-weight-complex="bold"/>
    </style:style>
    <style:style style:name="P13" style:family="paragraph" style:parent-style-name="Standard" style:list-style-name="L1">
      <style:text-properties fo:font-weight="bold" officeooo:rsid="0018d31d" officeooo:paragraph-rsid="0018d31d" style:font-weight-asian="bold" style:font-weight-complex="bold"/>
    </style:style>
    <style:style style:name="P14" style:family="paragraph" style:parent-style-name="Standard" style:list-style-name="L1">
      <style:text-properties fo:font-weight="bold" officeooo:rsid="0018d31d" officeooo:paragraph-rsid="0019b72b" style:font-weight-asian="bold" style:font-weight-complex="bold"/>
    </style:style>
    <style:style style:name="P15" style:family="paragraph" style:parent-style-name="Standard" style:list-style-name="L1">
      <style:text-properties fo:font-weight="bold" officeooo:rsid="001c7419" officeooo:paragraph-rsid="001c7419" style:font-weight-asian="bold" style:font-weight-complex="bold"/>
    </style:style>
    <style:style style:name="P16" style:family="paragraph" style:parent-style-name="Standard" style:list-style-name="L1">
      <style:text-properties fo:font-weight="bold" officeooo:rsid="0019b72b" officeooo:paragraph-rsid="0019b72b" style:font-weight-asian="bold" style:font-weight-complex="bold"/>
    </style:style>
    <style:style style:name="P17" style:family="paragraph" style:parent-style-name="Standard" style:list-style-name="L2">
      <style:text-properties fo:language="es" fo:country="ES" officeooo:rsid="00179749" officeooo:paragraph-rsid="00251703"/>
    </style:style>
    <style:style style:name="P18" style:family="paragraph" style:parent-style-name="Standard" style:list-style-name="L1">
      <style:text-properties officeooo:rsid="00179749" officeooo:paragraph-rsid="00179749"/>
    </style:style>
    <style:style style:name="P19" style:family="paragraph" style:parent-style-name="Standard" style:list-style-name="L3">
      <style:text-properties officeooo:rsid="00179749" officeooo:paragraph-rsid="0018d31d"/>
    </style:style>
    <style:style style:name="P20" style:family="paragraph" style:parent-style-name="Standard" style:list-style-name="L1">
      <style:text-properties officeooo:rsid="0018d31d" officeooo:paragraph-rsid="0018d31d"/>
    </style:style>
    <style:style style:name="P21" style:family="paragraph" style:parent-style-name="Standard" style:list-style-name="L5">
      <style:text-properties officeooo:rsid="0018d31d" officeooo:paragraph-rsid="0019b72b"/>
    </style:style>
    <style:style style:name="P22" style:family="paragraph" style:parent-style-name="Standard" style:list-style-name="L1">
      <style:text-properties fo:font-weight="normal" officeooo:rsid="001c7419" officeooo:paragraph-rsid="001c7419" style:font-weight-asian="normal" style:font-weight-complex="normal"/>
    </style:style>
    <style:style style:name="P23" style:family="paragraph" style:parent-style-name="Standard" style:list-style-name="L4">
      <style:text-properties officeooo:rsid="001db6c5" officeooo:paragraph-rsid="001db6c5"/>
    </style:style>
    <style:style style:name="P24" style:family="paragraph" style:parent-style-name="Standard" style:list-style-name="L5">
      <style:text-properties officeooo:rsid="001db6c5" officeooo:paragraph-rsid="001ae98b"/>
    </style:style>
    <style:style style:name="P25" style:family="paragraph" style:parent-style-name="Standard" style:list-style-name="L5">
      <style:text-properties officeooo:paragraph-rsid="0019b72b"/>
    </style:style>
    <style:style style:name="P26" style:family="paragraph" style:parent-style-name="Standard" style:list-style-name="L5">
      <style:text-properties officeooo:rsid="001ae98b" officeooo:paragraph-rsid="001ae98b"/>
    </style:style>
    <style:style style:name="P27" style:family="paragraph" style:parent-style-name="Standard" style:list-style-name="L1">
      <style:text-properties officeooo:rsid="001ae98b" officeooo:paragraph-rsid="0019b72b"/>
    </style:style>
    <style:style style:name="P28" style:family="paragraph" style:parent-style-name="Standard" style:list-style-name="L5">
      <style:text-properties fo:font-style="italic" officeooo:rsid="001f1264" officeooo:paragraph-rsid="001ae98b" style:font-style-asian="italic" style:font-style-complex="italic"/>
    </style:style>
    <style:style style:name="P29" style:family="paragraph" style:parent-style-name="Standard" style:list-style-name="L5">
      <style:text-properties fo:font-style="italic" officeooo:rsid="001ae98b" officeooo:paragraph-rsid="001ae98b" style:font-style-asian="italic" style:font-style-complex="italic"/>
    </style:style>
    <style:style style:name="P30" style:family="paragraph" style:parent-style-name="Standard" style:list-style-name="L5">
      <style:text-properties officeooo:rsid="0019b72b" officeooo:paragraph-rsid="0019b72b"/>
    </style:style>
    <style:style style:name="P31" style:family="paragraph" style:parent-style-name="Preformatted_20_Text" style:list-style-name="L5">
      <style:text-properties officeooo:rsid="0019b72b" officeooo:paragraph-rsid="0019b72b"/>
    </style:style>
    <style:style style:name="T1" style:family="text">
      <style:text-properties officeooo:rsid="001adbae"/>
    </style:style>
    <style:style style:name="T2" style:family="text">
      <style:text-properties officeooo:rsid="001ae98b"/>
    </style:style>
    <style:style style:name="T3" style:family="text">
      <style:text-properties officeooo:rsid="001b0e2a"/>
    </style:style>
    <style:style style:name="T4" style:family="text">
      <style:text-properties officeooo:rsid="001c7419"/>
    </style:style>
    <style:style style:name="T5" style:family="text">
      <style:text-properties officeooo:rsid="0019b72b"/>
    </style:style>
    <style:style style:name="T6" style:family="text">
      <style:text-properties officeooo:rsid="002aaed0"/>
    </style:style>
    <style:style style:name="T7" style:family="text">
      <style:text-properties fo:font-variant="normal" fo:text-transform="none" fo:color="#222222" style:font-name="Consolas" fo:font-size="11.2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rot-Sphinx</text:p>
      <text:p text:style-name="P1"/>
      <text:list xml:id="list4942108145129526146" text:style-name="L1">
        <text:list-item>
          <text:p text:style-name="P12">¿Que es Parrot-Sphinx?, definición</text:p>
        </text:list-item>
      </text:list>
      <text:p text:style-name="P1"/>
      <text:p text:style-name="P5">Parrot-Sphinx es una herramienta de simulación inicialmente pensada para cubrir las necesidades de los ingenieros de Parrot que desarrollan software de drones.</text:p>
      <text:p text:style-name="P5"/>
      <text:p text:style-name="P5">El concepto principal es ejecutar un firmware de dron Parrot en una PC, en un entorno aislado y bien separado del sistema host. Gazebo se utiliza en gran medida para simular el entorno físico y visual del dron.</text:p>
      <text:p text:style-name="P5"/>
      <text:p text:style-name="P5">Viene con varias características amigables:</text:p>
      <text:p text:style-name="P5"/>
      <text:list xml:id="list6343322670438376440" text:style-name="L2">
        <text:list-item>
          <text:p text:style-name="P17">Visualice los datos de vuelo en tiempo de ejecución a través de su navegador web</text:p>
        </text:list-item>
        <text:list-item>
          <text:p text:style-name="P17">Modificar el comportamiento del dron en tiempo de ejecución </text:p>
        </text:list-item>
        <text:list-item>
          <text:p text:style-name="P17">Completamente programable (usando líneas de comando)</text:p>
        </text:list-item>
        <text:list-item>
          <text:p text:style-name="P17">Construye tus propias escenas</text:p>
        </text:list-item>
        <text:list-item>
          <text:p text:style-name="P17">Sensor de video y transmisión</text:p>
        </text:list-item>
        <text:list-item>
          <text:p text:style-name="P17">Conéctese a cualquier tipo de controlador, como Freeflight que se ejecuta en un teléfono inteligente.</text:p>
        </text:list-item>
        <text:list-item>
          <text:p text:style-name="P17">Se puede ejecutar de forma remota (por ejemplo, en un servidor distante)</text:p>
        </text:list-item>
      </text:list>
      <text:p text:style-name="P3"/>
      <text:list xml:id="list220339088782831" text:continue-list="list4942108145129526146" text:style-name="L1">
        <text:list-item>
          <text:p text:style-name="P12">Bebop 2, drone real</text:p>
          <text:p text:style-name="P18"/>
        </text:list-item>
        <text:list-item>
          <text:p text:style-name="P12">Requerimientos del equipo</text:p>
        </text:list-item>
      </text:list>
      <text:p text:style-name="P1"/>
      <text:p text:style-name="P1">Linux 64 bits</text:p>
      <text:list xml:id="list220339032937558" text:continue-numbering="true" text:style-name="L1">
        <text:list-header>
          <text:p text:style-name="P11"/>
        </text:list-header>
        <text:list-item>
          <text:p text:style-name="P12"><text:span text:style-name="T2">I</text:span>nstalación</text:p>
          <text:p text:style-name="P18"/>
        </text:list-item>
        <text:list-item>
          <text:p text:style-name="P12">Primeros pasos</text:p>
        </text:list-item>
      </text:list>
      <text:list xml:id="list3528281200963616689" text:style-name="L3">
        <text:list-item>
          <text:list>
            <text:list-item>
              <text:p text:style-name="P19">configurar red WiFi, <text:span text:style-name="T1">stolen interface, acces point</text:span></text:p>
            </text:list-item>
            <text:list-item>
              <text:p text:style-name="P19">lanzar Bebop 2</text:p>
            </text:list-item>
            <text:list-item>
              <text:p text:style-name="P19"><text:span text:style-name="T4">G</text:span>azebo agregar world, reset, follow</text:p>
            </text:list-item>
            <text:list-item>
              <text:p text:style-name="P19"/>
            </text:list-item>
          </text:list>
        </text:list-item>
      </text:list>
      <text:p text:style-name="P7">sphinx /opt/parrot-sphinx/usr/share/sphinx/worlds/outdoor_4.world <text:s/>/opt/parrot-sphinx/usr/share/sphinx/drones/bebop2.drone::with_front_cam=false</text:p>
      <text:list xml:id="list220339012247894" text:continue-numbering="true" text:style-name="L3">
        <text:list-item>
          <text:list>
            <text:list-header>
              <text:p text:style-name="P19"/>
            </text:list-header>
          </text:list>
        </text:list-item>
      </text:list>
      <text:list xml:id="list220338703026051" text:continue-list="list220339032937558" text:style-name="L1">
        <text:list-item>
          <text:p text:style-name="P13"><text:span text:style-name="T2">C</text:span>ontrol desde celular, FreeFlight Pro, <text:span text:style-name="T2">vysor android</text:span></text:p>
          <text:p text:style-name="P20"/>
        </text:list-item>
        <text:list-item>
          <text:p text:style-name="P15">visualización de datos plataforma web</text:p>
          <text:p text:style-name="P22">sphinx-dashboard</text:p>
          <text:p text:style-name="P15"/>
        </text:list-item>
        <text:list-item>
          <text:p text:style-name="P14">bebop_autonomy</text:p>
        </text:list-item>
      </text:list>
      <text:list xml:id="list5993649099103539161" text:style-name="L4">
        <text:list-item>
          <text:list>
            <text:list-item>
              <text:p text:style-name="P23">ROS, Que es instalacion, nodos, publicar subscribir</text:p>
            </text:list-item>
          </text:list>
        </text:list-item>
      </text:list>
      <text:list xml:id="list4756364114891284334" text:style-name="L5">
        <text:list-item>
          <text:list>
            <text:list-item>
              <text:p text:style-name="P21">bebop_autonomy, que es? Instalación</text:p>
            </text:list-item>
            <text:list-item>
              <text:p text:style-name="P24">configurar restricciones de vuelo</text:p>
            </text:list-item>
            <text:list-item>
              <text:p text:style-name="P26"><text:soft-page-break/></text:p>
              <text:p text:style-name="P28">/bebop_autonomy/bebop_driver/config defaults.yaml</text:p>
            </text:list-item>
            <text:list-item>
              <text:p text:style-name="P28"/>
            </text:list-item>
          </text:list>
        </text:list-item>
      </text:list>
      <text:p text:style-name="P6"/>
      <text:p text:style-name="P6"/>
      <text:list xml:id="list220340107033822" text:continue-numbering="true" text:style-name="L5">
        <text:list-item>
          <text:list>
            <text:list-item>
              <text:p text:style-name="P29"><text:a xlink:type="simple" xlink:href="https://bebop-autonomy.readthedocs.io/en/latest/autogenerated/ardrone3_settings_param.html" text:style-name="Internet_20_link" text:visited-style-name="Visited_20_Internet_20_Link">https://bebop-autonomy.readthedocs.io/en/latest/autogenerated/ardrone3_settings_param.html</text:a></text:p>
            </text:list-item>
            <text:list-item>
              <text:p text:style-name="P29"/>
            </text:list-item>
            <text:list-item>
              <text:p text:style-name="P21"><text:span text:style-name="T2">C</text:span>omandos <text:span text:style-name="T3">T</text:span>akeoff <text:span text:style-name="T3">L</text:span>and, desde consola</text:p>
            </text:list-item>
            <text:list-item>
              <text:p text:style-name="P25"/>
            </text:list-item>
            <text:list-item>
              <text:p text:style-name="P25"><text:span text:style-name="T5">Comando Twist: <text:s/></text:span>geometry_msgs/Twist Message</text:p>
            </text:list-item>
            <text:list-item>
              <text:p text:style-name="P25"/>
            </text:list-item>
            <text:list-item>
              <text:p text:style-name="P31">$ rostopic pub --once <text:span text:style-name="T6">bebop</text:span>/takeoff std_msgs/Empty</text:p>
            </text:list-item>
          </text:list>
        </text:list-item>
      </text:list>
      <text:p text:style-name="P8"/>
      <text:p text:style-name="P9"><text:bookmark-start text:name="__DdeLink__157_1839898131"/>rosmsg show geometry_msgs/Twist<text:bookmark-end text:name="__DdeLink__157_1839898131"/></text:p>
      <text:list xml:id="list220339515972961" text:continue-numbering="true" text:style-name="L5">
        <text:list-item>
          <text:list>
            <text:list-item>
              <text:p text:style-name="P31"/>
            </text:list-item>
          </text:list>
        </text:list-item>
      </text:list>
      <text:p text:style-name="P8"><text:bookmark-start text:name="__DdeLink__167_3987981859"/>rostopic pub -r 10 /<text:span text:style-name="T6">bebop</text:span>/cmd_vel geometry_msgs/Twist '{linear: {x: 1.0, y: 0.0, z: 0.0}, angular: {x: 0.0,y: 0.0,z: 0.0}}'<text:bookmark-end text:name="__DdeLink__167_3987981859"/></text:p>
      <text:list xml:id="list220338390028672" text:continue-numbering="true" text:style-name="L5">
        <text:list-item>
          <text:list>
            <text:list-item>
              <text:p text:style-name="P30"/>
              <text:p text:style-name="P30"/>
            </text:list-item>
          </text:list>
        </text:list-item>
      </text:list>
      <text:list xml:id="list220339509792773" text:continue-list="list220338703026051" text:style-name="L1">
        <text:list-item>
          <text:p text:style-name="P16"><text:span text:style-name="T3">E</text:span>jemplo en <text:span text:style-name="T3">P</text:span>ython</text:p>
        </text:list-item>
      </text:list>
      <text:p text:style-name="P4"/>
      <text:p text:style-name="P10"><text:span text:style-name="Source_20_Text"><text:span text:style-name="T7">sphinx /opt/parrot-sphinx/usr/share/sphinx/drones/bebop.drone::with_front_cam=false</text:span></text:span></text:p>
      <text:p text:style-name="Text_20_body"><text:line-break/></text:p>
      <text:list xml:id="list220339574413795" text:continue-numbering="true" text:style-name="L1">
        <text:list-header>
          <text:p text:style-name="P27"/>
        </text:list-header>
      </text:list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 Regular" style:font-family-asian="'Noto Sans CJK JP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4:33:11.380786417</meta:creation-date>
    <dc:date>2021-03-10T22:03:38.225277927</dc:date>
    <meta:editing-duration>PT3H35M1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278" meta:character-count="2017" meta:non-whitespace-character-count="1807"/>
  </office:meta>
</office:document-meta>
</file>